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2.544cm"/>
    </style:style>
    <style:style style:name="co12" style:family="table-column">
      <style:table-column-properties fo:break-before="auto" style:column-width="3.346cm"/>
    </style:style>
    <style:style style:name="co13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9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1" table:default-cell-style-name="ce3"/>
        <table:table-column table:style-name="co6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972" table:default-cell-style-name="ce3"/>
        <table:table-row table:style-name="ro1">
          <table:table-cell table:style-name="ce6" office:value-type="string" calcext:value-type="string" table:number-columns-spanned="7" table:number-rows-spanned="1">
            <text:p>DIFF SYMBOLS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SL PERC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 PERC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EXIT_TIME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IN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_LIMIT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MA_LENGTH</text:p>
          </table:table-cell>
          <table:covered-table-cell table:number-columns-repeated="6"/>
          <table:table-cell table:number-columns-repeated="969"/>
        </table:table-row>
        <table:table-row table:style-name="ro1">
          <table:table-cell table:style-name="ce7" office:value-type="string" calcext:value-type="string">
            <text:p>Symbols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SL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EXIT_TIME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IN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_LIMIT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MA_LENGTH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DIA</text:p>
          </table:table-cell>
          <table:table-cell table:number-columns-repeated="2" table:style-name="Default" office:value-type="float" office:value="-54.1189202263408" calcext:value-type="float">
            <text:p>-54.11892022634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0.763358778626" calcext:value-type="float">
            <text:p>50.7633587786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8.8856194500762" calcext:value-type="float">
            <text:p>48.88561945007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1.2296564195298" calcext:value-type="float">
            <text:p>41.229656419529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-4.03543942514258" calcext:value-type="float">
            <text:p>-4.035439425142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2603978300181" calcext:value-type="float">
            <text:p>52.260397830018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6.7003802421521" calcext:value-type="float">
            <text:p>26.70038024215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0687160940326" calcext:value-type="float">
            <text:p>54.06871609403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number-columns-repeated="2" table:style-name="Default" office:value-type="float" office:value="9.5392740613654" calcext:value-type="float">
            <text:p>9.53927406136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8.7430167597765" calcext:value-type="float">
            <text:p>48.743016759776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number-columns-repeated="2" table:style-name="Default" office:value-type="float" office:value="45.0750539670186" calcext:value-type="float">
            <text:p>45.07505396701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0795660036166" calcext:value-type="float">
            <text:p>52.079566003616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36.4993829928291" calcext:value-type="float">
            <text:p>36.499382992829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671532846715" calcext:value-type="float">
            <text:p>53.46715328467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GDX</text:p>
          </table:table-cell>
          <table:table-cell table:number-columns-repeated="2" table:style-name="Default" office:value-type="float" office:value="-165.9950379245" calcext:value-type="float">
            <text:p>-165.99503792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0.6779661016949" calcext:value-type="float">
            <text:p>40.677966101694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52.0715463659201" calcext:value-type="float">
            <text:p>52.07154636592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3.3996383363472" calcext:value-type="float">
            <text:p>43.399638336347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-12.8638380850646" calcext:value-type="float">
            <text:p>-12.86383808506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4412296564195" calcext:value-type="float">
            <text:p>52.441229656419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27.0375401677414" calcext:value-type="float">
            <text:p>27.03754016774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0687160940326" calcext:value-type="float">
            <text:p>54.06871609403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number-columns-repeated="2" table:style-name="Default" office:value-type="float" office:value="12.3126647491501" calcext:value-type="float">
            <text:p>12.31266474915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5581395348837" calcext:value-type="float">
            <text:p>52.55813953488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number-columns-repeated="2" table:style-name="Default" office:value-type="float" office:value="45.0750539670186" calcext:value-type="float">
            <text:p>45.07505396701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0795660036166" calcext:value-type="float">
            <text:p>52.079566003616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26.7003802421521" calcext:value-type="float">
            <text:p>26.70038024215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0687160940326" calcext:value-type="float">
            <text:p>54.06871609403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GDXJ</text:p>
          </table:table-cell>
          <table:table-cell table:number-columns-repeated="2" table:style-name="Default" office:value-type="float" office:value="-213.420548703623" calcext:value-type="float">
            <text:p>-213.4205487036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3.2692307692308" calcext:value-type="float">
            <text:p>43.269230769230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38.9978456680718" calcext:value-type="float">
            <text:p>38.99784566807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6.4737793851718" calcext:value-type="float">
            <text:p>46.473779385171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70" calcext:value-type="float">
            <text:p>70</text:p>
          </table:table-cell>
          <table:table-cell table:number-columns-repeated="2" table:style-name="Default" office:value-type="float" office:value="13.1488084259052" calcext:value-type="float">
            <text:p>13.14880842590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7070524412296" calcext:value-type="float">
            <text:p>53.707052441229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26.2586565326769" calcext:value-type="float">
            <text:p>26.258656532676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0687160940326" calcext:value-type="float">
            <text:p>54.06871609403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number-columns-repeated="2" table:style-name="Default" office:value-type="float" office:value="26.7003802421521" calcext:value-type="float">
            <text:p>26.70038024215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0687160940326" calcext:value-type="float">
            <text:p>54.06871609403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number-columns-repeated="2" table:style-name="Default" office:value-type="float" office:value="45.0750539670186" calcext:value-type="float">
            <text:p>45.07505396701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0795660036166" calcext:value-type="float">
            <text:p>52.079566003616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92.6891146746001" calcext:value-type="float">
            <text:p>92.68911467460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1903114186851" calcext:value-type="float">
            <text:p>55.190311418685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BB</text:p>
          </table:table-cell>
          <table:table-cell table:number-columns-repeated="2" table:style-name="Default" office:value-type="float" office:value="-626.45420807793" calcext:value-type="float">
            <text:p>-626.454208077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0.8943089430894" calcext:value-type="float">
            <text:p>30.894308943089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number-columns-repeated="2" table:style-name="Default" office:value-type="float" office:value="40.7256720183184" calcext:value-type="float">
            <text:p>40.72567201831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9.9095840867993" calcext:value-type="float">
            <text:p>49.909584086799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12.1360525165993" calcext:value-type="float">
            <text:p>12.13605251659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7070524412296" calcext:value-type="float">
            <text:p>53.707052441229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27.8577401132431" calcext:value-type="float">
            <text:p>27.85774011324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0687160940326" calcext:value-type="float">
            <text:p>54.06871609403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15" calcext:value-type="float">
            <text:p>0.15</text:p>
          </table:table-cell>
          <table:table-cell table:number-columns-repeated="2" table:style-name="Default" office:value-type="float" office:value="34.5276524860247" calcext:value-type="float">
            <text:p>34.52765248602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632034632035" calcext:value-type="float">
            <text:p>53.463203463203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float" office:value="26.7003802421521" calcext:value-type="float">
            <text:p>26.70038024215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0687160940326" calcext:value-type="float">
            <text:p>54.06871609403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88.7861988903574" calcext:value-type="float">
            <text:p>88.78619889035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5655058043118" calcext:value-type="float">
            <text:p>53.56550580431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TB</text:p>
          </table:table-cell>
          <table:table-cell table:number-columns-repeated="2" table:style-name="Default" office:value-type="float" office:value="-951.524588474201" calcext:value-type="float">
            <text:p>-951.5245884742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4.6240601503759" calcext:value-type="float">
            <text:p>24.624060150375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45.0750539670186" calcext:value-type="float">
            <text:p>45.07505396701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0795660036166" calcext:value-type="float">
            <text:p>52.079566003616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number-columns-repeated="2" table:style-name="Default" office:value-type="float" office:value="-7.05135324791613" calcext:value-type="float">
            <text:p>-7.051353247916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4412296564195" calcext:value-type="float">
            <text:p>52.441229656419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table:number-columns-repeated="2" table:style-name="Default" office:value-type="float" office:value="27.920084051423" calcext:value-type="float">
            <text:p>27.9200840514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0687160940326" calcext:value-type="float">
            <text:p>54.06871609403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float" office:value="36.7159488693673" calcext:value-type="float">
            <text:p>36.715948869367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6178010471204" calcext:value-type="float">
            <text:p>52.617801047120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number-columns-repeated="2" table:style-name="Default" office:value-type="float" office:value="23.5835129810356" calcext:value-type="float">
            <text:p>23.58351298103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2386980108499" calcext:value-type="float">
            <text:p>56.238698010849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1.2488921595668" calcext:value-type="float">
            <text:p>11.24889215956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8585209003215" calcext:value-type="float">
            <text:p>53.85852090032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E</text:p>
          </table:table-cell>
          <table:table-cell table:number-columns-repeated="2" table:style-name="Default" office:value-type="float" office:value="-770.076924168652" calcext:value-type="float">
            <text:p>-770.0769241686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6.4729458917836" calcext:value-type="float">
            <text:p>36.472945891783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number-columns-repeated="2" table:style-name="Default" office:value-type="float" office:value="26.7003802421521" calcext:value-type="float">
            <text:p>26.70038024215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0687160940326" calcext:value-type="float">
            <text:p>54.06871609403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26.7003802421521" calcext:value-type="float">
            <text:p>26.70038024215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0687160940326" calcext:value-type="float">
            <text:p>54.06871609403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27.8607306243052" calcext:value-type="float">
            <text:p>27.86073062430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0687160940326" calcext:value-type="float">
            <text:p>54.06871609403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number-columns-repeated="2" table:style-name="Default" office:value-type="float" office:value="71.6632078255347" calcext:value-type="float">
            <text:p>71.66320782553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6603773584906" calcext:value-type="float">
            <text:p>55.660377358490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number-columns-repeated="2" table:style-name="Default" office:value-type="float" office:value="21.8533007384046" calcext:value-type="float">
            <text:p>21.85330073840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1428571428571" calcext:value-type="float">
            <text:p>57.142857142857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47.066041094265" calcext:value-type="float">
            <text:p>47.0660410942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6585365853659" calcext:value-type="float">
            <text:p>53.65853658536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R</text:p>
          </table:table-cell>
          <table:table-cell table:number-columns-repeated="2" table:style-name="Default" office:value-type="float" office:value="-471.40926106655" calcext:value-type="float">
            <text:p>-471.4092610665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9.8368298368298" calcext:value-type="float">
            <text:p>29.836829836829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9.09259347741417" calcext:value-type="float">
            <text:p>9.092593477414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9728752260398" calcext:value-type="float">
            <text:p>54.972875226039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10" calcext:value-type="float">
            <text:p>110</text:p>
          </table:table-cell>
          <table:table-cell table:number-columns-repeated="2" table:style-name="Default" office:value-type="float" office:value="8.55683382000367" calcext:value-type="float">
            <text:p>8.556833820003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4303797468354" calcext:value-type="float">
            <text:p>54.43037974683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number-columns-repeated="2" table:style-name="Default" office:value-type="float" office:value="19.2232481207229" calcext:value-type="float">
            <text:p>19.223248120722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7070524412296" calcext:value-type="float">
            <text:p>53.707052441229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35" calcext:value-type="float">
            <text:p>0.35</text:p>
          </table:table-cell>
          <table:table-cell table:number-columns-repeated="2" table:style-name="Default" office:value-type="float" office:value="76.206871596629" calcext:value-type="float">
            <text:p>76.20687159662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9.2105263157895" calcext:value-type="float">
            <text:p>59.210526315789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4.41019363895403" calcext:value-type="float">
            <text:p>4.410193638954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1428571428571" calcext:value-type="float">
            <text:p>57.142857142857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style-name="Default" office:value-type="string" calcext:value-type="string">
            <text:p>KRE</text:p>
          </table:table-cell>
          <table:table-cell table:number-columns-repeated="2" table:style-name="Default" office:value-type="float" office:value="-565.473905881348" calcext:value-type="float">
            <text:p>-565.4739058813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0.6542056074766" calcext:value-type="float">
            <text:p>30.654205607476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number-columns-repeated="2" table:style-name="Default" office:value-type="float" office:value="8.94961945399927" calcext:value-type="float">
            <text:p>8.949619453999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6962025316456" calcext:value-type="float">
            <text:p>55.696202531645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48.4195059928505" calcext:value-type="float">
            <text:p>48.41950599285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3345388788427" calcext:value-type="float">
            <text:p>55.334538878842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38.8402760505262" calcext:value-type="float">
            <text:p>38.84027605052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8878842676311" calcext:value-type="float">
            <text:p>53.887884267631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number-columns-repeated="2" table:style-name="Default" office:value-type="float" office:value="93.8396908886479" calcext:value-type="float">
            <text:p>93.83969088864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2448979591837" calcext:value-type="float">
            <text:p>62.24489795918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number-columns-repeated="2" table:style-name="Default" office:value-type="float" office:value="-17.1551143508906" calcext:value-type="float">
            <text:p>-17.15511435089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3236889692586" calcext:value-type="float">
            <text:p>57.323688969258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style-name="Default" office:value-type="string" calcext:value-type="string">
            <text:p>OIH</text:p>
          </table:table-cell>
          <table:table-cell table:number-columns-repeated="2" table:style-name="Default" office:value-type="float" office:value="-729.742412640898" calcext:value-type="float">
            <text:p>-729.7424126408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9.038854805726" calcext:value-type="float">
            <text:p>29.0388548057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number-columns-repeated="2" table:style-name="Default" office:value-type="float" office:value="-4.18332629935167" calcext:value-type="float">
            <text:p>-4.183326299351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0578661844485" calcext:value-type="float">
            <text:p>56.057866184448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25" calcext:value-type="float">
            <text:p>125</text:p>
          </table:table-cell>
          <table:table-cell table:number-columns-repeated="2" table:style-name="Default" office:value-type="float" office:value="34.0868685552061" calcext:value-type="float">
            <text:p>34.086868555206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3345388788427" calcext:value-type="float">
            <text:p>55.334538878842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40" calcext:value-type="float">
            <text:p>240</text:p>
          </table:table-cell>
          <table:table-cell table:number-columns-repeated="2" table:style-name="Default" office:value-type="float" office:value="10.2494790098075" calcext:value-type="float">
            <text:p>10.24947900980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249547920434" calcext:value-type="float">
            <text:p>54.24954792043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62.3662337308097" calcext:value-type="float">
            <text:p>62.36623373080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2377622377622" calcext:value-type="float">
            <text:p>62.237762237762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-23.7027895325373" calcext:value-type="float">
            <text:p>-23.702789532537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3236889692586" calcext:value-type="float">
            <text:p>57.323688969258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style-name="Default" office:value-type="string" calcext:value-type="string">
            <text:p>QQQ</text:p>
          </table:table-cell>
          <table:table-cell table:number-columns-repeated="2" table:style-name="Default" office:value-type="float" office:value="143.43856946822" calcext:value-type="float">
            <text:p>143.438569468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9793459552496" calcext:value-type="float">
            <text:p>51.979345955249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2.40746424557948" calcext:value-type="float">
            <text:p>2.407464245579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4195298372514" calcext:value-type="float">
            <text:p>56.419529837251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number-columns-repeated="2" table:style-name="Default" office:value-type="float" office:value="-15.8521944229391" calcext:value-type="float">
            <text:p>-15.852194422939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3345388788427" calcext:value-type="float">
            <text:p>55.334538878842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office:value-type="float" office:value="0.75" calcext:value-type="float">
            <text:p>0.75</text:p>
          </table:table-cell>
          <table:table-cell table:number-columns-repeated="2" table:style-name="Default" office:value-type="float" office:value="53.9493828016595" calcext:value-type="float">
            <text:p>53.949382801659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5.2777777777778" calcext:value-type="float">
            <text:p>65.277777777777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20.1778540719452" calcext:value-type="float">
            <text:p>-20.17785407194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3236889692586" calcext:value-type="float">
            <text:p>57.323688969258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style-name="Default" office:value-type="string" calcext:value-type="string">
            <text:p>SMH</text:p>
          </table:table-cell>
          <table:table-cell table:number-columns-repeated="2" table:style-name="Default" office:value-type="float" office:value="-496.743850653357" calcext:value-type="float">
            <text:p>-496.7438506533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8.562091503268" calcext:value-type="float">
            <text:p>38.5620915032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-16.5604276691184" calcext:value-type="float">
            <text:p>-16.56042766911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0578661844485" calcext:value-type="float">
            <text:p>56.057866184448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1.8418405672616" calcext:value-type="float">
            <text:p>11.84184056726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9.5238095238095" calcext:value-type="float">
            <text:p>59.523809523809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.25" calcext:value-type="float">
            <text:p>1.25</text:p>
          </table:table-cell>
          <table:table-cell table:number-columns-repeated="2" table:style-name="Default" office:value-type="float" office:value="-26.6899464283548" calcext:value-type="float">
            <text:p>-26.68994642835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3236889692586" calcext:value-type="float">
            <text:p>57.323688969258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style-name="Default" office:value-type="string" calcext:value-type="string">
            <text:p>VNO</text:p>
          </table:table-cell>
          <table:table-cell table:number-columns-repeated="2" table:style-name="Default" office:value-type="float" office:value="-1817.1481746321" calcext:value-type="float">
            <text:p>-1817.14817463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1.1650485436893" calcext:value-type="float">
            <text:p>11.16504854368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office:value-type="float" office:value="300" calcext:value-type="float">
            <text:p>300</text:p>
          </table:table-cell>
          <table:table-cell table:number-columns-repeated="2" table:style-name="Default" office:value-type="float" office:value="-7.61910732268569" calcext:value-type="float">
            <text:p>-7.6191073226856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7811934900543" calcext:value-type="float">
            <text:p>56.78119349005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office:value-type="float" office:value="1.5" calcext:value-type="float">
            <text:p>1.5</text:p>
          </table:table-cell>
          <table:table-cell table:number-columns-repeated="2" table:style-name="Default" office:value-type="float" office:value="-31.9124167942712" calcext:value-type="float">
            <text:p>-31.91241679427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3236889692586" calcext:value-type="float">
            <text:p>57.323688969258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style-name="Default" office:value-type="string" calcext:value-type="string">
            <text:p>XHB</text:p>
          </table:table-cell>
          <table:table-cell table:number-columns-repeated="2" table:style-name="Default" office:value-type="float" office:value="-1134.79654568622" calcext:value-type="float">
            <text:p>-1134.796545686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6.4478764478764" calcext:value-type="float">
            <text:p>26.44787644787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-32.5613300887284" calcext:value-type="float">
            <text:p>-32.56133008872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6003616636528" calcext:value-type="float">
            <text:p>56.60036166365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XLB</text:p>
          </table:table-cell>
          <table:table-cell table:number-columns-repeated="2" table:style-name="Default" office:value-type="float" office:value="-404.852817680531" calcext:value-type="float">
            <text:p>-404.8528176805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7.037037037037" calcext:value-type="float">
            <text:p>37.0370370370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7"/>
          <table:table-cell table:number-columns-repeated="1001"/>
        </table:table-row>
        <table:table-row table:style-name="ro1">
          <table:table-cell table:style-name="Default" office:value-type="string" calcext:value-type="string">
            <text:p>XLE</text:p>
          </table:table-cell>
          <table:table-cell table:number-columns-repeated="2" table:style-name="Default" office:value-type="float" office:value="-259.134154201447" calcext:value-type="float">
            <text:p>-259.1341542014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8.5518590998043" calcext:value-type="float">
            <text:p>38.55185909980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F</text:p>
          </table:table-cell>
          <table:table-cell table:number-columns-repeated="2" table:style-name="Default" office:value-type="float" office:value="-84.3151330867888" calcext:value-type="float">
            <text:p>-84.31513308678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3.389199255121" calcext:value-type="float">
            <text:p>43.3891992551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I</text:p>
          </table:table-cell>
          <table:table-cell table:number-columns-repeated="2" table:style-name="Default" office:value-type="float" office:value="-290.738664987575" calcext:value-type="float">
            <text:p>-290.7386649875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0.4135338345865" calcext:value-type="float">
            <text:p>40.41353383458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K</text:p>
          </table:table-cell>
          <table:table-cell table:number-columns-repeated="2" table:style-name="Default" office:value-type="float" office:value="-23.9383084104822" calcext:value-type="float">
            <text:p>-23.93830841048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8.397976391231" calcext:value-type="float">
            <text:p>48.3979763912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U</text:p>
          </table:table-cell>
          <table:table-cell table:number-columns-repeated="2" table:style-name="Default" office:value-type="float" office:value="-202.845498732297" calcext:value-type="float">
            <text:p>-202.8454987322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5.0561797752809" calcext:value-type="float">
            <text:p>35.056179775280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V</text:p>
          </table:table-cell>
          <table:table-cell table:number-columns-repeated="2" table:style-name="Default" office:value-type="float" office:value="-240.907505200362" calcext:value-type="float">
            <text:p>-240.9075052003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3.1535269709544" calcext:value-type="float">
            <text:p>43.15352697095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ME</text:p>
          </table:table-cell>
          <table:table-cell table:number-columns-repeated="2" table:style-name="Default" office:value-type="float" office:value="-891.538860447084" calcext:value-type="float">
            <text:p>-891.5388604470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0.6201550387597" calcext:value-type="float">
            <text:p>30.62015503875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OP</text:p>
          </table:table-cell>
          <table:table-cell table:number-columns-repeated="2" table:style-name="Default" office:value-type="float" office:value="-140.457355558397" calcext:value-type="float">
            <text:p>-140.4573555583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8.1957773512476" calcext:value-type="float">
            <text:p>38.19577735124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RT</text:p>
          </table:table-cell>
          <table:table-cell table:number-columns-repeated="2" table:style-name="Default" office:value-type="float" office:value="-969.748733654564" calcext:value-type="float">
            <text:p>-969.7487336545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6.8482490272374" calcext:value-type="float">
            <text:p>26.84824902723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20:46:30.524793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34:26.201576390</meta:creation-date>
    <dc:date>2022-05-16T20:52:11.954593061</dc:date>
    <meta:editing-duration>PT6H6M44S</meta:editing-duration>
    <meta:editing-cycles>20</meta:editing-cycles>
    <meta:generator>LibreOffice/6.4.7.2$Linux_X86_64 LibreOffice_project/40$Build-2</meta:generator>
    <meta:document-statistic meta:table-count="1" meta:cell-count="644" meta:object-count="0"/>
  </office:meta>
</office:document-meta>
</file>